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92A377A2B07930A7.png" manifest:media-type="image/png"/>
  <manifest:file-entry manifest:full-path="Pictures/100002010000055800000369A7A20097DF4EFE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177cm" svg:y="-0.266cm" svg:width="17cm" svg:height="10.848cm" draw:z-index="0"><draw:image xlink:href="Pictures/100002010000055800000369A7A20097DF4EFE61.png" xlink:type="simple" xlink:show="embed" xlink:actuate="onLoad" loext:mime-type="image/png"/></draw:frame><draw:frame draw:style-name="fr1" draw:name="Image2" text:anchor-type="char" svg:x="-1.037cm" svg:y="11.09cm" svg:width="17cm" svg:height="11.527cm" draw:z-index="1"><draw:image xlink:href="Pictures/10000201000003120000021592A377A2B07930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4:14:06.779062743</meta:creation-date>
    <dc:date>2024-11-29T14:16:13.788899819</dc:date>
    <meta:editing-duration>PT2M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